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0832a9" officeooo:paragraph-rsid="000832a9"/>
    </style:style>
    <style:style style:name="P2" style:family="paragraph" style:parent-style-name="Standard">
      <style:text-properties officeooo:rsid="000151e0" officeooo:paragraph-rsid="000151e0"/>
    </style:style>
    <style:style style:name="P3" style:family="paragraph" style:parent-style-name="Standard">
      <style:paragraph-properties fo:text-align="center" style:justify-single-word="false"/>
      <style:text-properties officeooo:rsid="000151e0" officeooo:paragraph-rsid="000151e0"/>
    </style:style>
    <style:style style:name="P4" style:family="paragraph" style:parent-style-name="Standard">
      <style:text-properties officeooo:rsid="000151e0" officeooo:paragraph-rsid="0003b627"/>
    </style:style>
    <style:style style:name="P5" style:family="paragraph" style:parent-style-name="Standard">
      <style:text-properties officeooo:rsid="000151e0" officeooo:paragraph-rsid="00042de9"/>
    </style:style>
    <style:style style:name="P6" style:family="paragraph" style:parent-style-name="Standard">
      <style:text-properties officeooo:rsid="000151e0" officeooo:paragraph-rsid="0004420b"/>
    </style:style>
    <style:style style:name="P7" style:family="paragraph" style:parent-style-name="Standard">
      <style:text-properties officeooo:rsid="000151e0" officeooo:paragraph-rsid="0004f94d"/>
    </style:style>
    <style:style style:name="P8" style:family="paragraph" style:parent-style-name="Standard">
      <style:text-properties officeooo:rsid="000151e0" officeooo:paragraph-rsid="0006d6fd"/>
    </style:style>
    <style:style style:name="P9" style:family="paragraph" style:parent-style-name="Standard">
      <style:text-properties officeooo:rsid="0003b627" officeooo:paragraph-rsid="0003b627"/>
    </style:style>
    <style:style style:name="P10" style:family="paragraph" style:parent-style-name="Standard">
      <style:text-properties officeooo:rsid="0003b627" officeooo:paragraph-rsid="00042de9"/>
    </style:style>
    <style:style style:name="P11" style:family="paragraph" style:parent-style-name="Standard">
      <style:text-properties officeooo:rsid="00042de9" officeooo:paragraph-rsid="00042de9"/>
    </style:style>
    <style:style style:name="P12" style:family="paragraph" style:parent-style-name="Standard">
      <style:text-properties officeooo:rsid="00042de9" officeooo:paragraph-rsid="0004420b"/>
    </style:style>
    <style:style style:name="P13" style:family="paragraph" style:parent-style-name="Standard">
      <style:text-properties officeooo:rsid="0004420b" officeooo:paragraph-rsid="0004420b"/>
    </style:style>
    <style:style style:name="P14" style:family="paragraph" style:parent-style-name="Standard">
      <style:text-properties officeooo:rsid="0004420b" officeooo:paragraph-rsid="0004f94d"/>
    </style:style>
    <style:style style:name="P15" style:family="paragraph" style:parent-style-name="Standard">
      <style:text-properties officeooo:rsid="0004420b" officeooo:paragraph-rsid="0006d6fd"/>
    </style:style>
    <style:style style:name="P16" style:family="paragraph" style:parent-style-name="Standard">
      <style:text-properties officeooo:rsid="0004420b" officeooo:paragraph-rsid="0008342e"/>
    </style:style>
    <style:style style:name="P17" style:family="paragraph" style:parent-style-name="Standard">
      <style:text-properties fo:font-style="italic" officeooo:rsid="0004420b" officeooo:paragraph-rsid="0004420b" style:font-style-asian="italic" style:font-style-complex="italic"/>
    </style:style>
    <style:style style:name="P18" style:family="paragraph" style:parent-style-name="Standard">
      <style:text-properties officeooo:rsid="0004f94d" officeooo:paragraph-rsid="0004f94d"/>
    </style:style>
    <style:style style:name="P19" style:family="paragraph" style:parent-style-name="Standard">
      <style:text-properties officeooo:rsid="0004f94d" officeooo:paragraph-rsid="0005cef6"/>
    </style:style>
    <style:style style:name="P20" style:family="paragraph" style:parent-style-name="Standard">
      <style:text-properties officeooo:rsid="0005cef6" officeooo:paragraph-rsid="0005cef6"/>
    </style:style>
    <style:style style:name="P21" style:family="paragraph" style:parent-style-name="Standard">
      <style:text-properties officeooo:rsid="0006d6fd" officeooo:paragraph-rsid="0006d6fd"/>
    </style:style>
    <style:style style:name="P22" style:family="paragraph" style:parent-style-name="Standard">
      <style:text-properties officeooo:rsid="000832a9" officeooo:paragraph-rsid="0005cef6"/>
    </style:style>
    <style:style style:name="P23" style:family="paragraph" style:parent-style-name="Standard">
      <style:text-properties officeooo:rsid="000832a9" officeooo:paragraph-rsid="000832a9"/>
    </style:style>
    <style:style style:name="P24" style:family="paragraph" style:parent-style-name="Standard">
      <style:text-properties officeooo:rsid="0008342e" officeooo:paragraph-rsid="0008342e"/>
    </style:style>
    <style:style style:name="P25" style:family="paragraph" style:parent-style-name="Heading_20_3">
      <style:paragraph-properties fo:break-before="page"/>
    </style:style>
    <style:style style:name="T1" style:family="text">
      <style:text-properties style:text-position="sub 58%"/>
    </style:style>
    <style:style style:name="T2" style:family="text">
      <style:text-properties style:text-position="sub 58%" officeooo:rsid="000151e0"/>
    </style:style>
    <style:style style:name="T3" style:family="text">
      <style:text-properties style:text-position="sub 58%" officeooo:rsid="0003b627"/>
    </style:style>
    <style:style style:name="T4" style:family="text">
      <style:text-properties style:text-position="sub 58%" officeooo:rsid="0004f94d"/>
    </style:style>
    <style:style style:name="T5" style:family="text">
      <style:text-properties style:text-position="sub 58%" officeooo:rsid="0006d6fd"/>
    </style:style>
    <style:style style:name="T6" style:family="text">
      <style:text-properties style:text-position="0% 100%"/>
    </style:style>
    <style:style style:name="T7" style:family="text">
      <style:text-properties style:text-position="0% 100%" officeooo:rsid="0003b627"/>
    </style:style>
    <style:style style:name="T8" style:family="text">
      <style:text-properties style:text-position="0% 100%" fo:font-style="italic" style:font-style-asian="italic" style:font-style-complex="italic"/>
    </style:style>
    <style:style style:name="T9" style:family="text">
      <style:text-properties style:text-position="0% 100%" officeooo:rsid="000151e0"/>
    </style:style>
    <style:style style:name="T10" style:family="text">
      <style:text-properties style:text-position="0% 100%" officeooo:rsid="00042de9"/>
    </style:style>
    <style:style style:name="T11" style:family="text">
      <style:text-properties style:text-position="0% 100%" officeooo:rsid="0004420b"/>
    </style:style>
    <style:style style:name="T12" style:family="text">
      <style:text-properties style:text-position="0% 100%" officeooo:rsid="0004f94d"/>
    </style:style>
    <style:style style:name="T13" style:family="text">
      <style:text-properties style:text-position="0% 100%" officeooo:rsid="0005cef6"/>
    </style:style>
    <style:style style:name="T14" style:family="text">
      <style:text-properties style:text-position="0% 100%" officeooo:rsid="0006d6fd"/>
    </style:style>
    <style:style style:name="T15" style:family="text">
      <style:text-properties style:text-position="0% 100%" style:font-name="Courier New"/>
    </style:style>
    <style:style style:name="T16" style:family="text">
      <style:text-properties style:text-position="0% 100%" style:font-name="Courier New" officeooo:rsid="0004f94d"/>
    </style:style>
    <style:style style:name="T17" style:family="text">
      <style:text-properties style:text-position="0% 100%" fo:font-size="8pt" style:font-size-asian="8pt" style:font-size-complex="8pt"/>
    </style:style>
    <style:style style:name="T18" style:family="text">
      <style:text-properties style:text-position="0% 100%" officeooo:rsid="000832a9"/>
    </style:style>
    <style:style style:name="T19" style:family="text">
      <style:text-properties style:text-position="0% 100%" officeooo:rsid="0008342e"/>
    </style:style>
    <style:style style:name="T20" style:family="text">
      <style:text-properties style:font-name="Courier New"/>
    </style:style>
    <style:style style:name="T21" style:family="text">
      <style:text-properties style:text-position="super 58%"/>
    </style:style>
    <style:style style:name="T22" style:family="text">
      <style:text-properties style:text-position="super 58%" officeooo:rsid="0003b627"/>
    </style:style>
    <style:style style:name="T23" style:family="text">
      <style:text-properties style:text-position="super 58%" officeooo:rsid="0004f94d"/>
    </style:style>
    <style:style style:name="T24" style:family="text">
      <style:text-properties style:text-position="super 58%" officeooo:rsid="000834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efined Symbols</text:p>
      <text:p text:style-name="P3">by Sven Nilsen, 2019</text:p>
      <text:p text:style-name="P2"/>
      <text:p text:style-name="P17">In this paper I show that the core axiom of path semantics treats all undefined symbols as the same.</text:p>
      <text:p text:style-name="P2"/>
      <text:p text:style-name="P2">The core axiom of path semantics<text:span text:style-name="T21"><text:reference-ref text:reference-format="text" text:ref-name="1">[1]</text:reference-ref></text:span> is the following:</text:p>
      <text:p text:style-name="P2"/>
      <text:p text:style-name="P2"><text:span text:style-name="T20">∵</text:span><text:tab/>F<text:span text:style-name="T1">0</text:span>(X<text:span text:style-name="T1">0</text:span>), F<text:span text:style-name="T1">1</text:span>(X<text:span text:style-name="T1">1</text:span>), F<text:span text:style-name="T1">0</text:span> &gt; X<text:span text:style-name="T1">0</text:span>, F<text:span text:style-name="T1">0</text:span> = F<text:span text:style-name="T1">1</text:span></text:p>
      <text:p text:style-name="P2"><text:tab/>-------------------------------------</text:p>
      <text:p text:style-name="P2"><text:span text:style-name="T20">∴</text:span><text:tab/><text:tab/> <text:s text:c="7"/>X<text:span text:style-name="T1">0</text:span> = X<text:span text:style-name="T1">1</text:span></text:p>
      <text:p text:style-name="P2"><text:span text:style-name="T6"/></text:p>
      <text:p text:style-name="P2"><text:span text:style-name="T6">The association of one collection of symbols, </text:span><text:span text:style-name="T7">together with a non-circular assumption, is how one asserts a formal association</text:span><text:span text:style-name="T22"><text:reference-ref text:reference-format="text" text:ref-name="2">[2]</text:reference-ref></text:span><text:span text:style-name="T7">, </text:span><text:span text:style-name="T18">which in turn permits theorem proving from proofs of equality</text:span><text:span text:style-name="T7">.</text:span></text:p>
      <text:p text:style-name="P2"><text:span text:style-name="T7"/></text:p>
      <text:p text:style-name="P9"><text:span text:style-name="T6">At first sight it looks like the core axiom is missing an assumption, namely that `F</text:span><text:span text:style-name="T1">0</text:span><text:span text:style-name="T6">` or `F</text:span><text:span text:style-name="T1">1</text:span><text:span text:style-name="T6">` are </text:span><text:span text:style-name="T8">in use</text:span><text:span text:style-name="T6">.</text:span></text:p>
      <text:p text:style-name="P9"><text:span text:style-name="T6">Since an associated collection might be simplified to a model in logic as material implication</text:span><text:span text:style-name="T21"><text:reference-ref text:reference-format="text" text:ref-name="3">[3]</text:reference-ref></text:span><text:span text:style-name="T6"> (`=&gt;`), it is easy to </text:span><text:span text:style-name="T18">think</text:span><text:span text:style-name="T6"> that the axiom should reduce to the following tautology</text:span><text:span text:style-name="T21"><text:reference-ref text:reference-format="text" text:ref-name="4">[4]</text:reference-ref></text:span><text:span text:style-name="T12"> in propositional logic</text:span><text:span text:style-name="T23"><text:reference-ref text:reference-format="text" text:ref-name="5">[5]</text:reference-ref></text:span><text:span text:style-name="T6">:</text:span></text:p>
      <text:p text:style-name="P9"><text:span text:style-name="T6"/></text:p>
      <text:p text:style-name="P9"><text:span text:style-name="T15">∵</text:span><text:span text:style-name="T6"><text:tab/></text:span><text:span text:style-name="T9">F</text:span><text:span text:style-name="T2">0</text:span><text:span text:style-name="T9"> </text:span><text:span text:style-name="T6">=&gt; </text:span><text:span text:style-name="T9">X</text:span><text:span text:style-name="T2">0</text:span><text:span text:style-name="T9">, F</text:span><text:span text:style-name="T2">1</text:span><text:span text:style-name="T9"> </text:span><text:span text:style-name="T6">=&gt; </text:span><text:span text:style-name="T9">X</text:span><text:span text:style-name="T2">1</text:span><text:span text:style-name="T9">, F</text:span><text:span text:style-name="T2">0</text:span><text:span text:style-name="T9"> = F</text:span><text:span text:style-name="T2">1</text:span><text:span text:style-name="T9">, </text:span><text:span text:style-name="T6">F</text:span><text:span text:style-name="T1">0</text:span><text:span text:style-name="T6"> ∨ F</text:span><text:span text:style-name="T1">1</text:span></text:p>
      <text:p text:style-name="P4"><text:tab/>-------------------------------------------</text:p>
      <text:p text:style-name="P4"><text:span text:style-name="T15">∴</text:span><text:span text:style-name="T6"><text:tab/><text:tab/> <text:s text:c="12"/>X</text:span><text:span text:style-name="T1">0</text:span><text:span text:style-name="T6"> = X</text:span><text:span text:style-name="T1">1</text:span></text:p>
      <text:p text:style-name="P4"><text:span text:style-name="T6"/></text:p>
      <text:p text:style-name="P11"><text:span text:style-name="T6">If one of </text:span><text:span text:style-name="T7">`F</text:span><text:span text:style-name="T3">0</text:span><text:span text:style-name="T7">` or `F</text:span><text:span text:style-name="T3">1</text:span><text:span text:style-name="T7">` </text:span><text:span text:style-name="T6">are in use, they are both in use, since one usage value is equal to the other:</text:span></text:p>
      <text:p text:style-name="P4"><text:span text:style-name="T6"/></text:p>
      <text:p text:style-name="P5"><text:span text:style-name="T6"><text:tab/>F</text:span><text:span text:style-name="T1">0</text:span><text:span text:style-name="T6"> = F</text:span><text:span text:style-name="T1">1</text:span><text:span text:style-name="T6">, </text:span><text:span text:style-name="T7">F</text:span><text:span text:style-name="T3">0</text:span><text:span text:style-name="T7"> ∨ F</text:span><text:span text:style-name="T3">1</text:span><text:span text:style-name="T7"><text:tab/></text:span><text:span text:style-name="T10">&lt;=&gt;<text:tab/></text:span><text:span text:style-name="T6">F</text:span><text:span text:style-name="T1">0</text:span><text:span text:style-name="T6"> = F</text:span><text:span text:style-name="T1">1</text:span><text:span text:style-name="T6">, </text:span><text:span text:style-name="T7">F</text:span><text:span text:style-name="T3">0</text:span><text:span text:style-name="T7"> ∧ F</text:span><text:span text:style-name="T3">1</text:span></text:p>
      <text:p text:style-name="P5"><text:span text:style-name="T7"/></text:p>
      <text:p text:style-name="P11"><text:span text:style-name="T7">F</text:span><text:span text:style-name="T6">rom modus ponens</text:span><text:span text:style-name="T21"><text:reference-ref text:reference-format="text" text:ref-name="6">[6]</text:reference-ref></text:span><text:span text:style-name="T6"> </text:span><text:span text:style-name="T19">on both material implications</text:span><text:span text:style-name="T6">, one can derive `</text:span><text:span text:style-name="T9">X</text:span><text:span text:style-name="T2">0</text:span><text:span text:style-name="T9"> = X</text:span><text:span text:style-name="T2">1</text:span><text:span text:style-name="T6">`.</text:span></text:p>
      <text:p text:style-name="P12"><text:span text:style-name="T6">It is not wrong to do this, but the core axiom contains another secret </text:span><text:span text:style-name="T11">by not assuming </text:span><text:span text:style-name="T7">`F</text:span><text:span text:style-name="T3">0</text:span><text:span text:style-name="T7">` or `F</text:span><text:span text:style-name="T3">1</text:span><text:span text:style-name="T7">`</text:span><text:span text:style-name="T6">:</text:span></text:p>
      <text:p text:style-name="P11"><text:span text:style-name="T6"/></text:p>
      <text:p text:style-name="P10"><text:span text:style-name="T15">∵</text:span><text:span text:style-name="T6"><text:tab/></text:span><text:span text:style-name="T9">F</text:span><text:span text:style-name="T2">0</text:span><text:span text:style-name="T9"> </text:span><text:span text:style-name="T6">=&gt; </text:span><text:span text:style-name="T9">X</text:span><text:span text:style-name="T2">0</text:span><text:span text:style-name="T9">, F</text:span><text:span text:style-name="T2">1</text:span><text:span text:style-name="T9"> </text:span><text:span text:style-name="T6">=&gt; </text:span><text:span text:style-name="T9">X</text:span><text:span text:style-name="T2">1</text:span><text:span text:style-name="T9">, F</text:span><text:span text:style-name="T2">0</text:span><text:span text:style-name="T9"> = F</text:span><text:span text:style-name="T2">1</text:span></text:p>
      <text:p text:style-name="P5"><text:tab/>--------------------------------</text:p>
      <text:p text:style-name="P5"><text:span text:style-name="T15">∴</text:span><text:span text:style-name="T6"><text:tab/><text:tab/> <text:s text:c="4"/>X</text:span><text:span text:style-name="T1">0</text:span><text:span text:style-name="T6"> = X</text:span><text:span text:style-name="T1">1</text:span></text:p>
      <text:p text:style-name="P5"><text:span text:style-name="T6"/></text:p>
      <text:p text:style-name="P13"><text:span text:style-name="T6">The core axiom in this form must be treated as an assumption:</text:span></text:p>
      <text:p text:style-name="P13"><text:span text:style-name="T6"/></text:p>
      <text:p text:style-name="P13"><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6"><text:tab/>--------------------------------------------------</text:p>
      <text:p text:style-name="P6"><text:span text:style-name="T15">∴</text:span><text:span text:style-name="T6"> <text:tab/> <text:s text:c="5"/></text:span><text:span text:style-name="T11">&lt;can you prove something weird?&gt;</text:span></text:p>
      <text:p text:style-name="P6"><text:span text:style-name="T11"/></text:p>
      <text:p text:style-name="P16"><text:span text:style-name="T6">While this assumption is not a tautology</text:span><text:span text:style-name="T22"><text:reference-ref text:reference-format="text" text:ref-name="4">[4]</text:reference-ref></text:span><text:span text:style-name="T6">, it is </text:span><text:span text:style-name="T8">almost</text:span><text:span text:style-name="T6"> a tautology.</text:span></text:p>
      <text:p text:style-name="P13"><text:span text:style-name="T6">The only two cases which it returns `false` is the following:</text:span></text:p>
      <text:p text:style-name="P13"><text:span text:style-name="T6"/></text:p>
      <text:p text:style-name="P13"><text:span text:style-name="T6"><text:tab/>F</text:span><text:span text:style-name="T1">0</text:span><text:span text:style-name="T6"> = 0, F</text:span><text:span text:style-name="T1">1</text:span><text:span text:style-name="T6"> = 0, X</text:span><text:span text:style-name="T1">0</text:span><text:span text:style-name="T6"> = 0, X</text:span><text:span text:style-name="T1">1</text:span><text:span text:style-name="T6"> = 1<text:tab/> <text:tab/>F</text:span><text:span text:style-name="T1">0</text:span><text:span text:style-name="T6"> = 0, F</text:span><text:span text:style-name="T1">1</text:span><text:span text:style-name="T6"> = 0, X</text:span><text:span text:style-name="T1">0</text:span><text:span text:style-name="T6"> = 1, X</text:span><text:span text:style-name="T1">1</text:span><text:span text:style-name="T6"> = 0</text:span></text:p>
      <text:p text:style-name="P13"><text:span text:style-name="T6"/></text:p>
      <text:p text:style-name="P13"><text:span text:style-name="T6">One can see that in these two cases, the </text:span><text:span text:style-name="T12">symbols that have associated collections are undefined.</text:span></text:p>
      <text:p text:style-name="P13"><text:span text:style-name="T12"/></text:p>
      <text:p text:style-name="P18"><text:soft-page-break/><text:span text:style-name="T12">I</text:span><text:span text:style-name="T6">t might seem surprising that one can prove the following:</text:span></text:p>
      <text:p text:style-name="P13"><text:span text:style-name="T12"/></text:p>
      <text:p text:style-name="P14"><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7"><text:tab/>---------------------------------------------------</text:p>
      <text:p text:style-name="P7"><text:span text:style-name="T16">∴</text:span><text:span text:style-name="T12"> <text:tab/> <text:s text:c="9"/>(F</text:span><text:span text:style-name="T4">0</text:span><text:span text:style-name="T12"> = 0, F</text:span><text:span text:style-name="T4">1</text:span><text:span text:style-name="T12"> = 0) =&gt; (X</text:span><text:span text:style-name="T4">0</text:span><text:span text:style-name="T12"> = X</text:span><text:span text:style-name="T4">1</text:span><text:span text:style-name="T12">)</text:span></text:p>
      <text:p text:style-name="P7"><text:span text:style-name="T12"/></text:p>
      <text:p text:style-name="P18"><text:span text:style-name="T6">If the two symbols that have associated collections are undefined,<text:line-break/>then the two associated collections </text:span><text:span text:style-name="T8">are equal</text:span><text:span text:style-name="T6">.</text:span></text:p>
      <text:p text:style-name="P18"><text:span text:style-name="T6"/></text:p>
      <text:p text:style-name="P18"><text:span text:style-name="T6">With other words, when one talks about undefined symbols, everything one can say about one undefined symbol can be said about all the others. Notice that this makes </text:span><text:span text:style-name="T8">intuitively sense</text:span><text:span text:style-name="T6">. </text:span><text:span text:style-name="T13">If there is one undefined symbol, e.g. `✽` and another `⫷` and I do not know what </text:span><text:span text:style-name="T19">these symbols</text:span><text:span text:style-name="T13"> mean, then I can say exactly the same about them: Nothing.</text:span></text:p>
      <text:p text:style-name="P18"><text:span text:style-name="T6"/></text:p>
      <text:p text:style-name="P18"><text:span text:style-name="T6">One can also </text:span><text:span text:style-name="T13">prove that if the associated collections are not equal, then at least one symbol is in use:</text:span></text:p>
      <text:p text:style-name="P18"><text:span text:style-name="T6"/></text:p>
      <text:p text:style-name="P14"><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7"><text:tab/>--------------------------------------------------</text:p>
      <text:p text:style-name="P7"><text:span text:style-name="T16">∴</text:span><text:span text:style-name="T12"> <text:tab/> <text:s text:c="15"/>(X</text:span><text:span text:style-name="T4">0</text:span><text:span text:style-name="T12"> ¬= X</text:span><text:span text:style-name="T4">1</text:span><text:span text:style-name="T12">) =&gt; F</text:span><text:span text:style-name="T4">0</text:span><text:span text:style-name="T12"> ∨ F</text:span><text:span text:style-name="T4">1</text:span></text:p>
      <text:p text:style-name="P7"><text:span text:style-name="T12"/></text:p>
      <text:p text:style-name="P20"><text:span text:style-name="T12">T</text:span><text:span text:style-name="T6">his follows from the previous law of undefined symbols, because one is provable from the other:</text:span></text:p>
      <text:p text:style-name="P20"><text:span text:style-name="T6"/></text:p>
      <text:p text:style-name="P20"><text:span text:style-name="T6"><text:tab/></text:span><text:span text:style-name="T12">(F</text:span><text:span text:style-name="T4">0</text:span><text:span text:style-name="T12"> = 0, F</text:span><text:span text:style-name="T4">1</text:span><text:span text:style-name="T12"> = 0) =&gt; (X</text:span><text:span text:style-name="T4">0</text:span><text:span text:style-name="T12"> = X</text:span><text:span text:style-name="T4">1</text:span><text:span text:style-name="T12">)<text:tab/><text:tab/></text:span><text:span text:style-name="T6">&lt;=&gt;<text:tab/><text:tab/></text:span><text:span text:style-name="T12">(X</text:span><text:span text:style-name="T4">0</text:span><text:span text:style-name="T12"> ¬= X</text:span><text:span text:style-name="T4">1</text:span><text:span text:style-name="T12">) =&gt; F</text:span><text:span text:style-name="T4">0</text:span><text:span text:style-name="T12"> ∨ F</text:span><text:span text:style-name="T4">1</text:span></text:p>
      <text:p text:style-name="P20"><text:span text:style-name="T12"/></text:p>
      <text:p text:style-name="P20"><text:span text:style-name="T12">P</text:span><text:span text:style-name="T6">roof:</text:span></text:p>
      <text:p text:style-name="P20"><text:span text:style-name="T12"/></text:p>
      <text:p text:style-name="P20"><text:span text:style-name="T16">∵</text:span><text:span text:style-name="T12"><text:tab/>(F</text:span><text:span text:style-name="T4">0</text:span><text:span text:style-name="T12"> = 0, F</text:span><text:span text:style-name="T4">1</text:span><text:span text:style-name="T12"> = 0) =&gt; (X</text:span><text:span text:style-name="T4">0</text:span><text:span text:style-name="T12"> = X</text:span><text:span text:style-name="T4">1</text:span><text:span text:style-name="T12">)</text:span></text:p>
      <text:p text:style-name="P20"><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12"> = 0, F</text:span><text:span text:style-name="T4">1</text:span><text:span text:style-name="T12"> = 0)</text:span></text:p>
      <text:p text:style-name="P20"><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12"> = 0</text:span><text:span text:style-name="T6">) </text:span><text:span text:style-name="T12">∨ ¬</text:span><text:span text:style-name="T6">(</text:span><text:span text:style-name="T12">F</text:span><text:span text:style-name="T4">1</text:span><text:span text:style-name="T12"> = 0)</text:span></text:p>
      <text:p text:style-name="P20"><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12"> ¬= 0</text:span><text:span text:style-name="T6">) </text:span><text:span text:style-name="T12">∨ ¬</text:span><text:span text:style-name="T6">(</text:span><text:span text:style-name="T12">F</text:span><text:span text:style-name="T4">1</text:span><text:span text:style-name="T12"> ¬= 0)</text:span></text:p>
      <text:p text:style-name="P20"><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6"> </text:span><text:span text:style-name="T12">∨ F</text:span><text:span text:style-name="T4">1</text:span></text:p>
      <text:p text:style-name="P20"><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6"> </text:span><text:span text:style-name="T12">∨ F</text:span><text:span text:style-name="T4">1</text:span></text:p>
      <text:p text:style-name="P19"><text:span text:style-name="T6"/></text:p>
      <text:p text:style-name="P21"><text:span text:style-name="T6">One can </text:span><text:span text:style-name="T19">also </text:span><text:span text:style-name="T6">prove that undefined symbols associate with some collections of symbols:</text:span></text:p>
      <text:p text:style-name="P19"><text:span text:style-name="T6"/></text:p>
      <text:p text:style-name="P15"><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8"><text:tab/>--------------------------------------------------</text:p>
      <text:p text:style-name="P8"><text:span text:style-name="T16">∴</text:span><text:span text:style-name="T12"> <text:tab/> <text:s/>(F</text:span><text:span text:style-name="T4">0</text:span><text:span text:style-name="T12"> = 0, F</text:span><text:span text:style-name="T4">1</text:span><text:span text:style-name="T12"> = 0) =&gt; (</text:span><text:span text:style-name="T14">F</text:span><text:span text:style-name="T5">0</text:span><text:span text:style-name="T14"> =&gt; </text:span><text:span text:style-name="T12">X</text:span><text:span text:style-name="T4">0</text:span><text:span text:style-name="T12">, </text:span><text:span text:style-name="T14">F</text:span><text:span text:style-name="T5">1</text:span><text:span text:style-name="T14"> </text:span><text:span text:style-name="T12">=</text:span><text:span text:style-name="T14">&gt;</text:span><text:span text:style-name="T12"> X</text:span><text:span text:style-name="T4">1</text:span><text:span text:style-name="T12">)</text:span></text:p>
      <text:p text:style-name="P20"><text:span text:style-name="T12"/></text:p>
      <text:p text:style-name="P20"><text:span text:style-name="T12">H</text:span><text:span text:style-name="T6">owever, one can not prove any `X` to be `0` or `1` </text:span><text:span text:style-name="T14">from undefined symbols of `F`. The associated collections of symbols are unknown. While one can not say anything in particular about undefined symbols, it does not mean that there will be nothing to say, forever. It only means that one can not say anything because it is currently unknown what the symbols mean. This interpretation has another effect: By thinking about unknown values as their type, one can bring back the non-circular assumption, e.g. `true &gt; bool` because `true` must be defined after `bool` is defined. The result is that undefined symbols </text:span><text:span text:style-name="T19">(modeled as `false` in propositional logic),</text:span><text:span text:style-name="T14"> satisfies the core axiom of path semantics.</text:span></text:p>
      <text:p text:style-name="P20"><text:span text:style-name="T14"/></text:p>
      <text:h text:style-name="P25" text:outline-level="3"><text:span text:style-name="T14">Re</text:span><text:span text:style-name="T6">ferences:</text:span></text:h>
      <text:p text:style-name="P22"><text:span text:style-name="T6"/></text:p>
      <text:p text:style-name="P23"><text:reference-mark-start text:name="1"/><text:span text:style-name="T6">[1]</text:span><text:reference-mark-end text:name="1"/><text:span text:style-name="T6"><text:tab/>“Path Semantics”</text:span></text:p>
      <text:p text:style-name="P23"><text:span text:style-name="T6"><text:tab/>Sven Nilsen, 2016-2019</text:span></text:p>
      <text:p text:style-name="P23"><text:span text:style-name="T6"><text:tab/></text:span><text:a xlink:type="simple" xlink:href="https://github.com/advancedresearch/path_semantics/blob/master/papers-wip/path-semantics.pdf" text:style-name="Internet_20_link" text:visited-style-name="Visited_20_Internet_20_Link"><text:span text:style-name="T17">https://github.com/advancedresearch/path_semantics/blob/master/papers-wip/path-semantics.pdf</text:span></text:a></text:p>
      <text:p text:style-name="P23"><text:span text:style-name="T6"/></text:p>
      <text:p text:style-name="P23"><text:reference-mark-start text:name="2"/><text:span text:style-name="T6">[2]</text:span><text:reference-mark-end text:name="2"/><text:span text:style-name="T6"><text:tab/>“Asserting Formal Associations”</text:span></text:p>
      <text:p text:style-name="P23"><text:span text:style-name="T6"><text:tab/>Sven Nilsen, 2019</text:span></text:p>
      <text:p text:style-name="P23"><text:span text:style-name="T6"><text:tab/></text:span><text:a xlink:type="simple" xlink:href="https://github.com/advancedresearch/path_semantics/blob/master/papers-wip/asserting-formal-associations.pdf" text:style-name="Internet_20_link" text:visited-style-name="Visited_20_Internet_20_Link"><text:span text:style-name="T17">https://github.com/advancedresearch/path_semantics/blob/master/papers-wip/asserting-formal-associations.pdf</text:span></text:a></text:p>
      <text:p text:style-name="P23"><text:span text:style-name="T6"/></text:p>
      <text:p text:style-name="P23"><text:reference-mark-start text:name="3"/><text:span text:style-name="T6">[3]</text:span><text:reference-mark-end text:name="3"/><text:span text:style-name="T6"><text:tab/>“Material implication (rule of inference)”</text:span></text:p>
      <text:p text:style-name="P23"><text:span text:style-name="T6"><text:tab/>Wikipedia</text:span></text:p>
      <text:p text:style-name="P23"><text:span text:style-name="T6"><text:tab/></text:span><text:a xlink:type="simple" xlink:href="https://en.wikipedia.org/wiki/Material_implication_%28rule_of_inference%29" text:style-name="Internet_20_link" text:visited-style-name="Visited_20_Internet_20_Link"><text:span text:style-name="T17">https://en.wikipedia.org/wiki/Material_implication_%28rule_of_inference%29</text:span></text:a></text:p>
      <text:p text:style-name="P23"><text:span text:style-name="T6"/></text:p>
      <text:p text:style-name="P23"><text:reference-mark-start text:name="4"/><text:span text:style-name="T6">[4]</text:span><text:reference-mark-end text:name="4"/><text:span text:style-name="T6"><text:tab/>“Tautology (logic)”</text:span></text:p>
      <text:p text:style-name="P23"><text:span text:style-name="T6"><text:tab/>Wikipedia</text:span></text:p>
      <text:p text:style-name="P23"><text:span text:style-name="T6"><text:tab/></text:span><text:a xlink:type="simple" xlink:href="https://en.wikipedia.org/wiki/Tautology_(logic" text:style-name="Internet_20_link" text:visited-style-name="Visited_20_Internet_20_Link"><text:span text:style-name="T17">https://en.wikipedia.org/wiki/Tautology_(logic</text:span></text:a><text:span text:style-name="T17">)</text:span></text:p>
      <text:p text:style-name="P23"><text:span text:style-name="T6"/></text:p>
      <text:p text:style-name="P23"><text:reference-mark-start text:name="5"/><text:span text:style-name="T6">[5]</text:span><text:reference-mark-end text:name="5"/><text:span text:style-name="T6"><text:tab/>“Propositional Logic”</text:span></text:p>
      <text:p text:style-name="P23"><text:span text:style-name="T6"><text:tab/>Internet Encyclopedia of Philosophy</text:span></text:p>
      <text:p text:style-name="P23"><text:span text:style-name="T6"><text:tab/></text:span><text:a xlink:type="simple" xlink:href="https://www.iep.utm.edu/prop-log/" text:style-name="Internet_20_link" text:visited-style-name="Visited_20_Internet_20_Link"><text:span text:style-name="T17">https://www.iep.utm.edu/prop-log/</text:span></text:a></text:p>
      <text:p text:style-name="P23"><text:span text:style-name="T6"/></text:p>
      <text:p text:style-name="P24"><text:reference-mark-start text:name="6"/><text:span text:style-name="T6">[6]</text:span><text:reference-mark-end text:name="6"/><text:span text:style-name="T6"><text:tab/>“Modus ponens”</text:span></text:p>
      <text:p text:style-name="P24"><text:span text:style-name="T6"><text:tab/>Wikipedia</text:span></text:p>
      <text:p text:style-name="P24"><text:span text:style-name="T6"><text:tab/></text:span><text:a xlink:type="simple" xlink:href="https://en.wikipedia.org/wiki/Modus_ponens" text:style-name="Internet_20_link" text:visited-style-name="Visited_20_Internet_20_Link"><text:span text:style-name="T17">https://en.wikipedia.org/wiki/Modus_ponens</text:span></text:a></text:p>
      <text:p text:style-name="P2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23:39:37.093884000</meta:creation-date>
    <dc:date>2019-09-10T03:13:36.984361000</dc:date>
    <meta:editing-duration>PT5M21S</meta:editing-duration>
    <meta:editing-cycles>1</meta:editing-cycles>
    <meta:document-statistic meta:table-count="0" meta:image-count="0" meta:object-count="0" meta:page-count="3" meta:paragraph-count="71" meta:word-count="783" meta:character-count="4618" meta:non-whitespace-character-count="3813"/>
    <meta:generator>LibreOffice/5.1.2.2$MacOSX_X86_64 LibreOffice_project/d3bf12ecb743fc0d20e0be0c58ca359301eb705f</meta:generator>
  </office:meta>
</office:document-meta>
</file>